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ackground-color="#eeeeee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13.33mm" svg:y="17.54mm">
            <draw:object draw:notify-on-update-of-ranges="Sheet1.A4:Sheet1.A4 Sheet1.A5:Sheet1.A11 Sheet1.B4:Sheet1.B4 Sheet1.B5:Sheet1.B11 Sheet1.A4:Sheet1.A4 Sheet1.A5:Sheet1.A11 Sheet1.C4:Sheet1.C4 Sheet1.C5:Sheet1.C11 Sheet1.A4:Sheet1.A4 Sheet1.A5:Sheet1.A11 Sheet1.D4:Sheet1.D4 Sheet1.D5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.68mm" svg:y="168.34mm">
            <draw:object draw:notify-on-update-of-ranges="Sheet1.A30:Sheet1.A30 Sheet1.A31:Sheet1.A35 Sheet1.B30:Sheet1.B30 Sheet1.B31:Sheet1.B35 Sheet1.A30:Sheet1.A30 Sheet1.A31:Sheet1.A35 Sheet1.C30:Sheet1.C30 Sheet1.C31:Sheet1.C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.5mm" svg:y="262.91mm">
            <draw:object draw:notify-on-update-of-ranges="Sheet1.D30:Sheet1.D30 Sheet1.D31:Sheet1.D32 Sheet1.E30:Sheet1.E30 Sheet1.E31:Sheet1.E32 Sheet1.D30:Sheet1.D30 Sheet1.D31:Sheet1.D32 Sheet1.F30:Sheet1.F30 Sheet1.F31:Sheet1.F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6.93mm" svg:y="168.35mm">
            <draw:object draw:notify-on-update-of-ranges="Sheet1.G30:Sheet1.G30 Sheet1.G31:Sheet1.G33 Sheet1.H30:Sheet1.H30 Sheet1.H31:Sheet1.H33 Sheet1.G30:Sheet1.G30 Sheet1.G31:Sheet1.G33 Sheet1.I30:Sheet1.I30 Sheet1.I31:Sheet1.I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Len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3" office:value-type="string" calcext:value-type="string">
            <text:p>Time Elaps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cess #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Seri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206" calcext:value-type="float">
            <text:p>0.00020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206" calcext:value-type="float">
            <text:p>0.00020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206" calcext:value-type="float">
            <text:p>0.00020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206" calcext:value-type="float">
            <text:p>0.00020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206" calcext:value-type="float">
            <text:p>0.000206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5992" calcext:value-type="float">
            <text:p>0.075992</text:p>
          </table:table-cell>
          <table:table-cell office:value-type="float" office:value="0.156059" calcext:value-type="float">
            <text:p>0.156059</text:p>
          </table:table-cell>
          <table:table-cell office:value-type="float" office:value="0.000206" calcext:value-type="float">
            <text:p>0.000206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7986" calcext:value-type="float">
            <text:p>0.107986</text:p>
          </table:table-cell>
          <table:table-cell office:value-type="float" office:value="0.315982" calcext:value-type="float">
            <text:p>0.315982</text:p>
          </table:table-cell>
          <table:table-cell office:value-type="float" office:value="0.000206" calcext:value-type="float">
            <text:p>0.000206</text:p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Mat Mult</text:p>
          </table:table-cell>
          <table:table-cell office:value-type="string" calcext:value-type="string">
            <text:p>256x256</text:p>
          </table:table-cell>
          <table:table-cell table:number-columns-repeated="2"/>
          <table:table-cell office:value-type="string" calcext:value-type="string">
            <text:p>30x30</text:p>
          </table:table-cell>
          <table:table-cell table:number-columns-repeated="2"/>
          <table:table-cell office:value-type="string" calcext:value-type="string">
            <text:p>9x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cess #</text:p>
          </table:table-cell>
          <table:table-cell table:style-name="ce2"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ce2" office:value-type="string" calcext:value-type="string">
            <text:p>Process #</text:p>
          </table:table-cell>
          <table:table-cell table:style-name="ce2"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ce2" office:value-type="string" calcext:value-type="string">
            <text:p>Process #</text:p>
          </table:table-cell>
          <table:table-cell table:style-name="ce2"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0202" calcext:value-type="float">
            <text:p>0.160202</text:p>
          </table:table-cell>
          <table:table-cell office:value-type="float" office:value="0.223456" calcext:value-type="float">
            <text:p>0.223456</text:p>
          </table:table-cell>
          <table:table-cell office:value-type="float" office:value="1" calcext:value-type="float">
            <text:p>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1" calcext:value-type="float">
            <text:p>1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402" calcext:value-type="float">
            <text:p>0.00040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9045" calcext:value-type="float">
            <text:p>0.069045</text:p>
          </table:table-cell>
          <table:table-cell office:value-type="float" office:value="0.223456" calcext:value-type="float">
            <text:p>0.223456</text:p>
          </table:table-cell>
          <table:table-cell office:value-type="float" office:value="9" calcext:value-type="float">
            <text:p>9</text:p>
          </table:table-cell>
          <table:table-cell office:value-type="float" office:value="0.089825" calcext:value-type="float">
            <text:p>0.089825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9" calcext:value-type="float">
            <text:p>9</text:p>
          </table:table-cell>
          <table:table-cell office:value-type="float" office:value="0.141852" calcext:value-type="float">
            <text:p>0.141852</text:p>
          </table:table-cell>
          <table:table-cell office:value-type="float" office:value="0.000402" calcext:value-type="float">
            <text:p>0.00040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7896" calcext:value-type="float">
            <text:p>0.697896</text:p>
          </table:table-cell>
          <table:table-cell office:value-type="float" office:value="0.223456" calcext:value-type="float">
            <text:p>0.22345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.491988" calcext:value-type="float">
            <text:p>1.491988</text:p>
          </table:table-cell>
          <table:table-cell office:value-type="float" office:value="0.000402" calcext:value-type="float">
            <text:p>0.000402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5982" calcext:value-type="float">
            <text:p>1.55982</text:p>
          </table:table-cell>
          <table:table-cell office:value-type="float" office:value="0.223456" calcext:value-type="float">
            <text:p>0.223456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36802" calcext:value-type="float">
            <text:p>8.36802</text:p>
          </table:table-cell>
          <table:table-cell office:value-type="float" office:value="0.223456" calcext:value-type="float">
            <text:p>0.223456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11:04.178648758</meta:creation-date>
    <dc:date>2019-03-10T14:34:10.440787686</dc:date>
    <meta:editing-duration>PT18M11S</meta:editing-duration>
    <meta:editing-cycles>4</meta:editing-cycles>
    <meta:generator>LibreOffice/6.0.7.3$Linux_X86_64 LibreOffice_project/00m0$Build-3</meta:generator>
    <meta:document-statistic meta:table-count="1" meta:cell-count="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44cm" svg:y="0.316cm" chart:style-name="ch2">
          <text:p>Sum 100</text:p>
        </chart:title>
        <chart:legend chart:legend-position="end" svg:x="13.783cm" svg:y="3.703cm" style:legend-expansion="high" chart:style-name="ch3"/>
        <chart:plot-area chart:style-name="ch4" table:cell-range-address="Sheet1.A4:Sheet1.D11" chart:data-source-has-labels="row" svg:x="1.331cm" svg:y="1.275cm" svg:width="12.132cm" svg:height="6.564cm">
          <chartooo:coordinate-region svg:x="2.614cm" svg:y="1.474cm" svg:width="10.569cm" svg:height="5.718cm"/>
          <chart:axis chart:dimension="x" chart:name="primary-x" chart:style-name="ch5">
            <chart:title svg:x="6.625cm" svg:y="8.019cm" chart:style-name="ch6">
              <text:p>Process #</text:p>
            </chart:title>
          </chart:axis>
          <chart:axis chart:dimension="y" chart:name="primary-y" chart:style-name="ch5">
            <chart:title svg:x="0.451cm" svg:y="4.971cm" chart:style-name="ch7">
              <text:p>Time</text:p>
            </chart:title>
            <chart:grid chart:style-name="ch8" chart:class="major"/>
          </chart:axis>
          <chart:series chart:style-name="ch9" chart:values-cell-range-address="Sheet1.B5:Sheet1.B11" chart:label-cell-address="Sheet1.B4:Sheet1.B4" chart:class="chart:scatter">
            <chart:domain table:cell-range-address="Sheet1.A5:Sheet1.A11"/>
            <chart:data-point chart:repeated="7"/>
          </chart:series>
          <chart:series chart:style-name="ch10" chart:values-cell-range-address="Sheet1.C5:Sheet1.C11" chart:label-cell-address="Sheet1.C4:Sheet1.C4" chart:class="chart:scatter">
            <chart:data-point chart:repeated="7"/>
          </chart:series>
          <chart:series chart:style-name="ch11" chart:values-cell-range-address="Sheet1.D5:Sheet1.D11" chart:label-cell-address="Sheet1.D4:Sheet1.D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1</text:p>
                <draw:g>
                  <svg:desc>Sheet1.B4:Sheet1.B4</svg:desc>
                </draw:g>
              </table:table-cell>
              <table:table-cell office:value-type="string">
                <text:p>v2</text:p>
                <draw:g>
                  <svg:desc>Sheet1.C4:Sheet1.C4</svg:desc>
                </draw:g>
              </table:table-cell>
              <table:table-cell office:value-type="string">
                <text:p>Serial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1</svg:desc>
                </draw:g>
              </table:table-cell>
              <table:table-cell office:value-type="float" office:value="0.000123">
                <text:p>0.000123</text:p>
                <draw:g>
                  <svg:desc>Sheet1.B5:Sheet1.B11</svg:desc>
                </draw:g>
              </table:table-cell>
              <table:table-cell office:value-type="float" office:value="0.000137">
                <text:p>0.000137</text:p>
                <draw:g>
                  <svg:desc>Sheet1.C5:Sheet1.C11</svg:desc>
                </draw:g>
              </table:table-cell>
              <table:table-cell office:value-type="float" office:value="0.000206">
                <text:p>0.000206</text:p>
                <draw:g>
                  <svg:desc>Sheet1.D5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214">
                <text:p>0.000214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178">
                <text:p>0.000178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19">
                <text:p>0.00019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229">
                <text:p>0.000229</text:p>
              </table:table-cell>
              <table:table-cell office:value-type="float" office:value="0.000754">
                <text:p>0.000754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75992">
                <text:p>0.075992</text:p>
              </table:table-cell>
              <table:table-cell office:value-type="float" office:value="0.156059">
                <text:p>0.156059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107986">
                <text:p>0.107986</text:p>
              </table:table-cell>
              <table:table-cell office:value-type="float" office:value="0.315982">
                <text:p>0.315982</text:p>
              </table:table-cell>
              <table:table-cell office:value-type="float" office:value="0.000206">
                <text:p>0.00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83cm" svg:y="0.316cm" chart:style-name="ch2">
          <text:p>256x256</text:p>
        </chart:title>
        <chart:legend chart:legend-position="end" svg:x="13.518cm" svg:y="3.952cm" style:legend-expansion="high" chart:style-name="ch3"/>
        <chart:plot-area chart:style-name="ch4" table:cell-range-address="Sheet1.A30:Sheet1.C35" chart:data-source-has-labels="row" svg:x="1.331cm" svg:y="1.275cm" svg:width="11.867cm" svg:height="6.564cm">
          <chartooo:coordinate-region svg:x="2.243cm" svg:y="1.474cm" svg:width="10.583cm" svg:height="5.718cm"/>
          <chart:axis chart:dimension="x" chart:name="primary-x" chart:style-name="ch5">
            <chart:title svg:x="6.492cm" svg:y="8.019cm" chart:style-name="ch6">
              <text:p>Process #</text:p>
            </chart:title>
          </chart:axis>
          <chart:axis chart:dimension="y" chart:name="primary-y" chart:style-name="ch5">
            <chart:title svg:x="0.451cm" svg:y="4.971cm" chart:style-name="ch7">
              <text:p>Time</text:p>
            </chart:title>
            <chart:grid chart:style-name="ch8" chart:class="major"/>
          </chart:axis>
          <chart:series chart:style-name="ch9" chart:values-cell-range-address="Sheet1.B31:Sheet1.B35" chart:label-cell-address="Sheet1.B30:Sheet1.B30" chart:class="chart:scatter">
            <chart:domain table:cell-range-address="Sheet1.A31:Sheet1.A35"/>
            <chart:data-point chart:repeated="5"/>
          </chart:series>
          <chart:series chart:style-name="ch10" chart:values-cell-range-address="Sheet1.C31:Sheet1.C35" chart:label-cell-address="Sheet1.C30:Sheet1.C30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llel</text:p>
                <draw:g>
                  <svg:desc>Sheet1.B30:Sheet1.B30</svg:desc>
                </draw:g>
              </table:table-cell>
              <table:table-cell office:value-type="string">
                <text:p>Serial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1:Sheet1.A35</svg:desc>
                </draw:g>
              </table:table-cell>
              <table:table-cell office:value-type="float" office:value="0.160202">
                <text:p>0.160202</text:p>
                <draw:g>
                  <svg:desc>Sheet1.B31:Sheet1.B35</svg:desc>
                </draw:g>
              </table:table-cell>
              <table:table-cell office:value-type="float" office:value="0.223456">
                <text:p>0.223456</text:p>
                <draw:g>
                  <svg:desc>Sheet1.C31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69045">
                <text:p>0.069045</text:p>
              </table:table-cell>
              <table:table-cell office:value-type="float" office:value="0.223456">
                <text:p>0.223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697896">
                <text:p>0.697896</text:p>
              </table:table-cell>
              <table:table-cell office:value-type="float" office:value="0.223456">
                <text:p>0.223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.55982">
                <text:p>1.55982</text:p>
              </table:table-cell>
              <table:table-cell office:value-type="float" office:value="0.223456">
                <text:p>0.223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8.36802">
                <text:p>8.36802</text:p>
              </table:table-cell>
              <table:table-cell office:value-type="float" office:value="0.223456">
                <text:p>0.223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30x30</text:p>
        </chart:title>
        <chart:legend chart:legend-position="end" svg:x="13.518cm" svg:y="3.952cm" style:legend-expansion="high" chart:style-name="ch3"/>
        <chart:plot-area chart:style-name="ch4" table:cell-range-address="Sheet1.D30:Sheet1.F32" chart:data-source-has-labels="row" svg:x="1.331cm" svg:y="1.275cm" svg:width="11.867cm" svg:height="6.564cm">
          <chartooo:coordinate-region svg:x="2.614cm" svg:y="1.474cm" svg:width="10.397cm" svg:height="5.718cm"/>
          <chart:axis chart:dimension="x" chart:name="primary-x" chart:style-name="ch5">
            <chart:title svg:x="6.492cm" svg:y="8.019cm" chart:style-name="ch6">
              <text:p>Process #</text:p>
            </chart:title>
          </chart:axis>
          <chart:axis chart:dimension="y" chart:name="primary-y" chart:style-name="ch5">
            <chart:title svg:x="0.451cm" svg:y="4.971cm" chart:style-name="ch7">
              <text:p>Time</text:p>
            </chart:title>
            <chart:grid chart:style-name="ch8" chart:class="major"/>
          </chart:axis>
          <chart:series chart:style-name="ch9" chart:values-cell-range-address="Sheet1.E31:Sheet1.E32" chart:label-cell-address="Sheet1.E30:Sheet1.E30" chart:class="chart:scatter">
            <chart:domain table:cell-range-address="Sheet1.D31:Sheet1.D32"/>
            <chart:data-point chart:repeated="2"/>
          </chart:series>
          <chart:series chart:style-name="ch10" chart:values-cell-range-address="Sheet1.F31:Sheet1.F32" chart:label-cell-address="Sheet1.F30:Sheet1.F3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arallel</text:p>
                <draw:g>
                  <svg:desc>Sheet1.E30:Sheet1.E30</svg:desc>
                </draw:g>
              </table:table-cell>
              <table:table-cell office:value-type="string">
                <text:p>Serial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31:Sheet1.D32</svg:desc>
                </draw:g>
              </table:table-cell>
              <table:table-cell office:value-type="float" office:value="0.00094">
                <text:p>0.00094</text:p>
                <draw:g>
                  <svg:desc>Sheet1.E31:Sheet1.E32</svg:desc>
                </draw:g>
              </table:table-cell>
              <table:table-cell office:value-type="float" office:value="0.000977">
                <text:p>0.000977</text:p>
                <draw:g>
                  <svg:desc>Sheet1.F31:Sheet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89825">
                <text:p>0.089825</text:p>
              </table:table-cell>
              <table:table-cell office:value-type="float" office:value="0.000977">
                <text:p>0.0009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6cm" svg:y="0.316cm" chart:style-name="ch2">
          <text:p>9x9</text:p>
        </chart:title>
        <chart:legend chart:legend-position="end" svg:x="13.518cm" svg:y="3.952cm" style:legend-expansion="high" chart:style-name="ch3"/>
        <chart:plot-area chart:style-name="ch4" table:cell-range-address="Sheet1.G30:Sheet1.I33" chart:data-source-has-labels="row" svg:x="1.331cm" svg:y="1.275cm" svg:width="11.867cm" svg:height="6.564cm">
          <chartooo:coordinate-region svg:x="2.614cm" svg:y="1.474cm" svg:width="10.304cm" svg:height="5.718cm"/>
          <chart:axis chart:dimension="x" chart:name="primary-x" chart:style-name="ch5">
            <chart:title svg:x="6.492cm" svg:y="8.019cm" chart:style-name="ch6">
              <text:p>Process #</text:p>
            </chart:title>
          </chart:axis>
          <chart:axis chart:dimension="y" chart:name="primary-y" chart:style-name="ch5">
            <chart:title svg:x="0.451cm" svg:y="4.971cm" chart:style-name="ch7">
              <text:p>Time</text:p>
            </chart:title>
            <chart:grid chart:style-name="ch8" chart:class="major"/>
          </chart:axis>
          <chart:series chart:style-name="ch9" chart:values-cell-range-address="Sheet1.H31:Sheet1.H33" chart:label-cell-address="Sheet1.H30:Sheet1.H30" chart:class="chart:scatter">
            <chart:domain table:cell-range-address="Sheet1.G31:Sheet1.G33"/>
            <chart:data-point chart:repeated="3"/>
          </chart:series>
          <chart:series chart:style-name="ch10" chart:values-cell-range-address="Sheet1.I31:Sheet1.I33" chart:label-cell-address="Sheet1.I30:Sheet1.I30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arallel</text:p>
                <draw:g>
                  <svg:desc>Sheet1.H30:Sheet1.H30</svg:desc>
                </draw:g>
              </table:table-cell>
              <table:table-cell office:value-type="string">
                <text:p>Serial</text:p>
                <draw:g>
                  <svg:desc>Sheet1.I30:Sheet1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31:Sheet1.G33</svg:desc>
                </draw:g>
              </table:table-cell>
              <table:table-cell office:value-type="float" office:value="0.000292">
                <text:p>0.000292</text:p>
                <draw:g>
                  <svg:desc>Sheet1.H31:Sheet1.H33</svg:desc>
                </draw:g>
              </table:table-cell>
              <table:table-cell office:value-type="float" office:value="0.000402">
                <text:p>0.000402</text:p>
                <draw:g>
                  <svg:desc>Sheet1.I31:Sheet1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41852">
                <text:p>0.141852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1.491988">
                <text:p>1.491988</text:p>
              </table:table-cell>
              <table:table-cell office:value-type="float" office:value="0.000402">
                <text:p>0.0004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